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technique</text:p>
      <text:p text:style-name="P2"><text:tab/><text:tab/>Sommaire</text:p>
      <text:list xml:id="list3438129283872016264" text:style-name="L1">
        <text:list-item>
          <text:p text:style-name="P5">Le support</text:p>
        </text:list-item>
        <text:list-item>
          <text:p text:style-name="P5">L'environnement</text:p>
        </text:list-item>
        <text:list-item>
          <text:p text:style-name="P5">Les langages</text:p>
        </text:list-item>
        <text:list-item>
          <text:p text:style-name="P5">Les outils</text:p>
        </text:list-item>
        <text:list-item>
          <text:p text:style-name="P5">L'architecture</text:p>
        </text:list-item>
        <text:list-item>
          <text:p text:style-name="P5">Les règles </text:p>
        </text:list-item>
      </text:list>
      <text:p text:style-name="P2"/>
      <text:list xml:id="list31715873" text:continue-list="list3438129283872016264" text:style-name="L1">
        <text:list-item text:start-value="1">
          <text:p text:style-name="P5">Le support</text:p>
          <text:p text:style-name="P5"/>
        </text:list-item>
      </text:list>
      <text:p text:style-name="P2">Le support du site du consulat de Taiwan sera le WEB. </text:p>
      <text:p text:style-name="P2">J'ai choisi cela pour son statut multiplate-forme car un site peut être visionné à travers tout type de plate-forme, allant d'un cellulaire à un écran de télévision. Ainsi, il aura une visibilité pour le plus grand nombre de personnes.</text:p>
      <text:p text:style-name="P2"/>
      <text:list xml:id="list31698412" text:continue-numbering="true" text:style-name="L1">
        <text:list-item>
          <text:p text:style-name="P5">L'environnement</text:p>
        </text:list-item>
      </text:list>
      <text:p text:style-name="P2"/>
      <text:p text:style-name="P2">Le site sera stocké sur une machine virtuelle qui fonctionnera sur ma machine. Cette machine virtuelle sera une Kubuntu 24.04.</text:p>
      <text:p text:style-name="P2"/>
      <text:list xml:id="list31695484" text:continue-numbering="true" text:style-name="L1">
        <text:list-item>
          <text:p text:style-name="P6">Les langages</text:p>
        </text:list-item>
      </text:list>
      <text:p text:style-name="P2"/>
      <text:p text:style-name="P2">Les langages utilisés seront le Python pour le back-end, du Javascript pour le front-end.</text:p>
      <text:p text:style-name="P2"/>
      <text:list xml:id="list31711400" text:continue-numbering="true" text:style-name="L1">
        <text:list-item>
          <text:p text:style-name="P5">Les outils</text:p>
        </text:list-item>
      </text:list>
      <text:p text:style-name="P2"/>
      <text:p text:style-name="P2">Un outil d'hébergement de base de données de type NoSql sera utilisé, ce sera Redis. L<text:span text:style-name="T1">e système Redis</text:span><text:span text:style-name="T3"> est hautement performant</text:span><text:span text:style-name="T1">, il permet de réduire la latence d'accès, d'augmenter le débit. </text:span></text:p>
      <text:p text:style-name="P4">Ensuite, pour le front-end, du bootstrap sera utilisé pour faciliter la mise en forme du site et lui donner une apparence plus ergonomique.</text:p>
      <text:p text:style-name="P3"><text:span text:style-name="T2">Enfin, une librairie Javascript du nom de GSAP sera utilisé aussi pour le front-end pour donner de l'animation aux éléments du site.</text:span> </text:p>
      <text:p text:style-name="P3"/>
      <text:list xml:id="list31709053" text:continue-numbering="true" text:style-name="L1">
        <text:list-item>
          <text:p text:style-name="P5">L'architecture</text:p>
        </text:list-item>
      </text:list>
      <text:p text:style-name="P2"/>
      <text:p text:style-name="P2"/>
      <text:list xml:id="list31690783" text:continue-numbering="true" text:style-name="L1">
        <text:list-item>
          <text:p text:style-name="P5">Les règles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1T16:30:05.06</meta:creation-date>
    <dc:date>2024-10-17T11:44:57.09</dc:date>
    <meta:editing-duration>P1DT1H49M52S</meta:editing-duration>
    <meta:editing-cycles>27</meta:editing-cycles>
    <meta:generator>OpenOffice/4.1.15$Win32 OpenOffice.org_project/4115m2$Build-9813</meta:generator>
    <meta:document-statistic meta:table-count="0" meta:image-count="0" meta:object-count="0" meta:page-count="1" meta:paragraph-count="21" meta:word-count="195" meta:character-count="1164"/>
  </office:meta>
</office:document-meta>
</file>